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TimeLookupJndiDestinationResolver.lookup( String jndiName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ndiDestinationResolverTests.testHitsCacheSecondTime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DestinationResolverTests.testDoesNotDelegateToFallbackIfNotResolvedIn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ndiDestinationResolverTests.lookup( String jndiName , Class &lt; T &gt; requir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Tests.testDelegatesToFallbackIfNotResolvedIn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untingCannedJndiDestinationResolver.getCal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CannedJndiDestinationResolver.lookup( String jndiName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ndiDestinationResolverTests.testDoesNotUseCacheIfCachingIs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